
<file path=META-INF/manifest.xml><?xml version="1.0" encoding="utf-8"?>
<manifest:manifest xmlns:manifest="urn:oasis:names:tc:opendocument:xmlns:manifest:1.0">
  <manifest:file-entry manifest:full-path="/" manifest:version="1.2" manifest:media-type="application/vnd.oasis.opendocument.graphics"/>
  <manifest:file-entry manifest:full-path="Pictures/TablePreview1.svm" manifest:media-type=""/>
  <manifest:file-entry manifest:full-path="Pictures/100000000000009C000000AEB239AD20.png" manifest:media-type="image/png"/>
  <manifest:file-entry manifest:full-path="Pictures/10000000000000C0000000C01CD232AB.png" manifest:media-type="image/png"/>
  <manifest:file-entry manifest:full-path="Pictures/10000000000000C0000000C0C7BABAEC.png" manifest:media-type="image/png"/>
  <manifest:file-entry manifest:full-path="Pictures/10000000000000F9000000CB2DE802E1.png" manifest:media-type="image/png"/>
  <manifest:file-entry manifest:full-path="Pictures/" manifest:media-type=""/>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0cm" fo:min-width="0cm" fo:wrap-option="no-wrap"/>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start="" draw:marker-end="Arrowheads_20_1" draw:marker-end-width="0.3cm" draw:textarea-horizontal-align="center" draw:textarea-vertical-align="middle"/>
    </style:style>
    <style:style style:name="gr5" style:family="graphic" style:parent-style-name="standard">
      <style:graphic-properties draw:marker-end="Arrowheads_20_1" draw:marker-end-width="0.3cm" draw:textarea-horizontal-align="center" draw:textarea-vertical-align="middle"/>
    </style:style>
    <style:style style:name="gr6" style:family="graphic" style:parent-style-name="standard">
      <style:graphic-properties draw:stroke="dash" draw:stroke-dash="Ultrafine_20_Dashed" draw:marker-end="Arrowheads_20_1" draw:marker-end-width="0.3cm" draw:textarea-horizontal-align="center" draw:textarea-vertical-align="middle"/>
    </style:style>
    <style:style style:name="gr7" style:family="graphic" style:parent-style-name="standard">
      <style:graphic-properties draw:fill="solid" draw:fill-color="#000000" draw:textarea-horizontal-align="justify" draw:textarea-vertical-align="middle" draw:auto-grow-height="false"/>
    </style:style>
    <style:style style:name="gr8" style:family="graphic" style:parent-style-name="standard">
      <style:graphic-properties draw:fill="solid" draw:fill-color="#e6e6e6" draw:textarea-horizontal-align="justify" draw:textarea-vertical-align="middle" draw:auto-grow-height="false"/>
    </style:style>
    <style:style style:name="gr9" style:family="graphic" style:parent-style-name="standard">
      <style:graphic-properties draw:fill="solid" draw:fill-color="#e6e6e6" draw:textarea-horizontal-align="justify" draw:textarea-vertical-align="middle" draw:auto-grow-height="false"/>
    </style:style>
    <style:style style:name="gr10" style:family="graphic" style:parent-style-name="standard">
      <style:graphic-properties draw:stroke="none" draw:textarea-horizontal-align="justify" draw:textarea-vertical-align="middle" draw:auto-grow-height="fals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2" style:family="graphic" style:parent-style-name="standard">
      <style:graphic-properties draw:stroke="none" draw:textarea-horizontal-align="justify" draw:textarea-vertical-align="middle" draw:auto-grow-height="false"/>
    </style:style>
    <style:style style:name="gr13" style:family="graphic" style:parent-style-name="standard">
      <style:graphic-properties draw:marker-end="Arrow" draw:marker-end-width="0.3cm" draw:textarea-horizontal-align="center" draw:textarea-vertical-align="middle"/>
    </style:style>
    <style:style style:name="gr14" style:family="graphic" style:parent-style-name="standard">
      <style:graphic-properties svg:stroke-width="0cm" draw:marker-start-width="0.2cm" draw:marker-end-width="0.2cm" draw:fill="gradient" draw:fill-gradient-name="Linear_20_blue_2f_white" draw:textarea-horizontal-align="justify" draw:textarea-vertical-align="middle" draw:auto-grow-height="false" fo:padding-top="0.125cm" fo:padding-bottom="0.125cm" fo:padding-left="0.25cm" fo:padding-right="0.25cm"/>
    </style:style>
    <style:style style:name="gr15" style:family="graphic" style:parent-style-name="standard">
      <style:graphic-properties draw:stroke="none" draw:fill="gradient" draw:fill-gradient-name="Linear_20_blue_2f_white" draw:textarea-horizontal-align="justify" draw:textarea-vertical-align="middle" draw:auto-grow-height="false"/>
    </style:style>
    <style:style style:name="gr16" style:family="graphic" style:parent-style-name="standard">
      <style:graphic-properties draw:fill="solid" draw:fill-color="#ffffff" draw:textarea-horizontal-align="justify" draw:textarea-vertical-align="middle" draw:auto-grow-height="false"/>
    </style:style>
    <style:style style:name="gr17" style:family="graphic" style:parent-style-name="standard">
      <style:graphic-properties draw:stroke="none" draw:fill="none" fo:min-height="0.557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fill="none" draw:textarea-horizontal-align="justify" draw:textarea-vertical-align="middle" draw:auto-grow-height="false" fo:min-height="0cm" fo:min-width="0cm" fo:wrap-option="no-wrap"/>
    </style:style>
    <style:style style:name="gr20" style:family="graphic" style:parent-style-name="standard">
      <style:graphic-properties draw:marker-start="" draw:marker-end="Arrowheads_20_1" draw:marker-end-width="0.2cm" draw:textarea-horizontal-align="center" draw:textarea-vertical-align="middle"/>
    </style:style>
    <style:style style:name="gr21" style:family="graphic" style:parent-style-name="standard">
      <style:graphic-properties draw:marker-end="Arrowheads_20_1" draw:marker-end-width="0.2cm" draw:textarea-horizontal-align="center" draw:textarea-vertical-align="middle"/>
    </style:style>
    <style:style style:name="gr22" style:family="graphic" style:parent-style-name="standard">
      <style:graphic-properties draw:stroke="dash" draw:stroke-dash="Ultrafine_20_Dashed" draw:marker-end="Arrowheads_20_1" draw:marker-end-width="0.2cm" draw:textarea-horizontal-align="center" draw:textarea-vertical-align="middle"/>
    </style:style>
    <style:style style:name="gr23" style:family="graphic" style:parent-style-name="standard">
      <style:graphic-properties draw:fill="solid" draw:fill-color="#c0c0c0" draw:textarea-horizontal-align="justify" draw:textarea-vertical-align="middle" draw:auto-grow-height="false" draw:shadow="visible"/>
    </style:style>
    <style:style style:name="gr24" style:family="graphic" style:parent-style-name="standard">
      <style:graphic-properties draw:fill="solid" draw:fill-color="#94bd5e" draw:textarea-horizontal-align="justify" draw:textarea-vertical-align="middle" draw:auto-grow-height="false"/>
    </style:style>
    <style:style style:name="gr25" style:family="graphic" style:parent-style-name="standard">
      <style:graphic-properties draw:fill="solid" draw:fill-color="#ffff99" draw:textarea-horizontal-align="justify" draw:textarea-vertical-align="middle" draw:auto-grow-height="false"/>
    </style:style>
    <style:style style:name="gr26" style:family="graphic" style:parent-style-name="standard">
      <style:graphic-properties draw:marker-end="Arrow" draw:marker-end-width="0.3cm" draw:textarea-horizontal-align="center" draw:textarea-vertical-align="middle"/>
    </style:style>
    <style:style style:name="gr27" style:family="graphic" style:parent-style-name="standard">
      <style:graphic-properties draw:textarea-horizontal-align="justify" draw:textarea-vertical-align="middle" draw:auto-grow-height="false"/>
    </style:style>
    <style:style style:name="gr28" style:family="graphic" style:parent-style-name="standard">
      <style:graphic-properties draw:stroke="dash" draw:stroke-dash="Ultrafine_20_Dashed" draw:marker-end="Arrow" draw:marker-end-width="0.3cm" draw:textarea-horizontal-align="center" draw:textarea-vertical-align="middle"/>
    </style:style>
    <style:style style:name="gr29" style:family="graphic" style:parent-style-name="standard">
      <style:graphic-properties draw:marker-end="Arrow" draw:marker-end-width="0.3cm" draw:textarea-horizontal-align="right" draw:textarea-vertical-align="top"/>
    </style:style>
    <style:style style:name="co1" style:family="table-column">
      <style:table-column-properties style:column-width="2.425cm" style:use-optimal-column-width="false"/>
    </style:style>
    <style:style style:name="co2" style:family="table-column">
      <style:table-column-properties style:column-width="2.43cm" style:use-optimal-column-width="false"/>
    </style:style>
    <style:style style:name="ro1" style:family="table-row">
      <style:table-row-properties style:row-height="0.735cm"/>
    </style:style>
    <style:style style:name="ro2" style:family="table-row">
      <style:table-row-properties style:row-height="0.875cm"/>
    </style:style>
    <style:style style:name="ro3" style:family="table-row">
      <style:table-row-properties style:row-height="0.877cm"/>
    </style:style>
    <style:style style:name="ce1" style:family="table-cell">
      <style:graphic-properties style:repeat="repeat"/>
      <style:paragraph-properties fo:text-align="center"/>
      <style:text-properties fo:color="#ffffff" fo:font-size="12pt" fo:font-weight="bold" style:font-size-asian="12pt" style:font-weight-asian="bold" style:font-size-complex="12pt" style:font-weight-complex="bold"/>
    </style:style>
    <style:style style:name="ce2" style:family="table-cell">
      <style:graphic-properties style:repeat="repeat"/>
      <style:paragraph-properties fo:text-align="center"/>
      <style:text-properties fo:font-size="12pt" style:font-size-asian="12pt" style:font-size-complex="12pt"/>
    </style:style>
    <style:style style:name="ce3" style:family="table-cell">
      <style:graphic-properties style:repeat="repeat"/>
      <style:paragraph-properties fo:text-align="center"/>
      <style:text-properties fo:font-size="12pt" fo:font-weight="normal" style:font-size-asian="12pt" style:font-weight-asian="normal" style:font-size-complex="12pt" style:font-weight-complex="normal"/>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6pt" style:font-size-asian="16pt" style:font-size-complex="16pt"/>
    </style:style>
    <style:style style:name="P4" style:family="paragraph">
      <style:paragraph-properties fo:text-align="center"/>
      <style:text-properties fo:font-weight="bold" style:font-weight-asian="bold" style:font-weight-complex="bold"/>
    </style:style>
    <style:style style:name="P5" style:family="paragraph">
      <style:paragraph-properties fo:text-align="center"/>
      <style:text-properties fo:font-size="14pt" fo:font-weight="bold" style:font-size-asian="14pt" style:font-weight-asian="bold" style:font-size-complex="14pt" style:font-weight-complex="bold"/>
    </style:style>
    <style:style style:name="T1" style:family="text">
      <style:text-properties fo:font-family="Dingbats" style:font-style-name="Regular" style:font-charset="x-symbol" fo:font-weight="bold" style:font-family-asian="Dingbats" style:font-style-name-asian="Regular" style:font-charset-asian="x-symbol" style:font-weight-asian="bold" style:font-family-complex="Dingbats" style:font-style-name-complex="Regular" style:font-charset-complex="x-symbol" style:font-weight-complex="bold"/>
    </style:style>
    <style:style style:name="T2" style:family="text">
      <style:text-properties fo:font-weight="bold" style:font-weight-asian="bold" style:font-weight-complex="bold"/>
    </style:style>
    <style:style style:name="T3" style:family="text">
      <style:text-properties fo:font-family="Arial" style:font-style-name="Normal" style:font-family-generic="swiss" style:font-family-asian="Arial" style:font-style-name-asian="Normal" style:font-family-generic-asian="swiss" style:font-family-complex="Arial" style:font-style-name-complex="Normal" style:font-family-generic-complex="swiss"/>
    </style:style>
    <style:style style:name="T4" style:family="text">
      <style:text-properties fo:font-family="Arial" style:font-style-name="Normal" style:font-family-generic="swiss" fo:font-size="12pt" style:font-family-asian="Arial" style:font-style-name-asian="Normal" style:font-family-generic-asian="swiss" style:font-size-asian="12pt" style:font-family-complex="Arial" style:font-style-name-complex="Normal" style:font-family-generic-complex="swiss" style:font-size-complex="12pt"/>
    </style:style>
    <style:style style:name="T5" style:family="text">
      <style:text-properties fo:font-family="Dingbats" style:font-style-name="Regular" style:font-charset="x-symbol" fo:font-size="18pt" fo:font-weight="bold" style:font-family-asian="Dingbats" style:font-style-name-asian="Regular" style:font-charset-asian="x-symbol" style:font-size-asian="18pt" style:font-weight-asian="bold" style:font-family-complex="Dingbats" style:font-style-name-complex="Regular" style:font-charset-complex="x-symbol" style:font-size-complex="18pt" style:font-weight-complex="bold"/>
    </style:style>
    <style:style style:name="T6" style:family="text">
      <style:text-properties fo:font-family="'Comic Sans MS'" style:font-style-name="Normal" style:font-family-generic="script" style:font-pitch="variable" fo:font-size="18pt" fo:font-weight="bold" style:font-family-asian="Dingbats" style:font-style-name-asian="Regular" style:font-charset-asian="x-symbol" style:font-size-asian="18pt" style:font-weight-asian="bold" style:font-family-complex="Dingbats" style:font-style-name-complex="Regular" style:font-charset-complex="x-symbol" style:font-size-complex="18pt" style:font-weight-complex="bold"/>
    </style:style>
    <style:style style:name="T7" style:family="text">
      <style:text-properties fo:color="#ffffff"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style:text-position="sub 58%" fo:font-size="12pt" style:font-size-asian="12pt" style:font-size-complex="12pt"/>
    </style:style>
    <style:style style:name="T10" style:family="text">
      <style:text-properties style:text-position="sub 58%" fo:font-size="10pt" style:font-size-asian="10pt" style:font-size-complex="10pt"/>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5cm" svg:height="4.5cm" svg:x="19.1cm" svg:y="2.5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id="id1">
            <draw:custom-shape draw:style-name="gr2" draw:text-style-name="P1" draw:layer="layout" svg:width="2.185cm" svg:height="0.883cm" svg:x="20.711cm" svg:y="3.9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20.711cm" svg:y1="4.212cm" svg:x2="22.897cm" svg:y2="4.212cm">
              <text:p/>
            </draw:line>
          </draw:g>
          <draw:g draw:id="id2">
            <draw:custom-shape draw:style-name="gr2" draw:text-style-name="P1" draw:layer="layout" svg:width="1.782cm" svg:height="0.696cm" svg:x="20.913cm" svg:y="5.429cm">
              <text:p/>
              <draw:enhanced-geometry svg:viewBox="0 0 21600 21600" draw:type="rectangle" draw:enhanced-path="M 0 0 L 21600 0 21600 21600 0 21600 0 0 Z N"/>
            </draw:custom-shape>
            <draw:line draw:style-name="gr3" draw:text-style-name="P1" draw:layer="layout" svg:x1="20.913cm" svg:y1="5.752cm" svg:x2="22.696cm" svg:y2="5.752cm">
              <text:p/>
            </draw:line>
          </draw:g>
          <draw:connector draw:style-name="gr4" draw:text-style-name="P1" draw:layer="layout" svg:x1="21.804cm" svg:y1="4.799cm" svg:x2="21.804cm" svg:y2="5.429cm" draw:start-shape="id1" draw:start-glue-point="2" draw:end-shape="id2" draw:end-glue-point="0" svg:d="m21804 4799v630">
            <text:p/>
          </draw:connector>
          <draw:connector draw:style-name="gr5" draw:text-style-name="P1" draw:layer="layout" svg:x1="20.913cm" svg:y1="5.777cm" svg:x2="20.711cm" svg:y2="4.357cm" draw:start-shape="id2" draw:start-glue-point="3" draw:end-shape="id1" draw:end-glue-point="3" svg:d="m20913 5777h-704v-1420h502">
            <text:p/>
          </draw:connector>
          <draw:connector draw:style-name="gr6" draw:text-style-name="P1" draw:layer="layout" svg:x1="22.696cm" svg:y1="5.777cm" svg:x2="22.897cm" svg:y2="4.357cm" draw:start-shape="id2" draw:start-glue-point="1" draw:end-shape="id1" draw:end-glue-point="1" svg:d="m22696 5777h702v-1420h-501">
            <text:p/>
          </draw:connector>
          <draw:custom-shape draw:style-name="gr7" draw:text-style-name="P1" draw:id="id3" draw:layer="layout" svg:width="0.547cm" svg:height="0.442cm" svg:x="21.53cm" svg:y="3.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svg:x1="21.804cm" svg:y1="3.474cm" svg:x2="21.804cm" svg:y2="3.916cm" draw:start-shape="id3" draw:start-glue-point="8" draw:end-shape="id1" draw:end-glue-point="0" svg:d="m21804 3474v442">
            <text:p/>
          </draw:connector>
        </draw:g>
        <draw:custom-shape draw:style-name="gr8" draw:text-style-name="P1" draw:layer="layout" svg:width="3.4cm" svg:height="2.5cm" svg:x="20.262cm" svg:y="8.56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1" draw:layer="layout" svg:width="3.4cm" svg:height="2.5cm" svg:x="20.364cm" svg:y="8.66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1" draw:layer="layout" svg:width="3.4cm" svg:height="2.5cm" svg:x="20.465cm" svg:y="8.782cm">
          <text:p text:style-name="P1">Listas de<text:line-break/>Verificação</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1" draw:layer="layout" svg:width="1cm" svg:height="1cm" svg:x="21.5cm" svg:y="7.2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1" draw:layer="layout" svg:width="1cm" svg:height="1cm" svg:x="21.5cm" svg:y="11.8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1" draw:layer="layout" svg:width="3.4cm" svg:height="2.5cm" svg:x="20.37cm" svg:y="13.271cm">
          <text:p text:style-name="P1">Diretrizes<text:line-break/><text:span text:style-name="T1">4 8 </text:span><text:span text:style-name="T2">– </text:span><text:span text:style-name="T3"><text:line-break/></text:span><text:span text:style-name="T4">(maiores freq.)</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 draw:text-style-name="P1" draw:layer="layout" svg:width="5.5cm" svg:height="4.5cm" svg:x="3.3cm" svg:y="2.5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 draw:text-style-name="P1" draw:layer="layout" svg:width="3.23cm" svg:height="3.449cm" svg:x="4.438cm" svg:y="2.908cm">
          <draw:image xlink:href="Pictures/10000000000000C0000000C0C7BABAEC.png" xlink:type="simple" xlink:show="embed" xlink:actuate="onLoad">
            <text:p/>
          </draw:image>
        </draw:frame>
        <draw:custom-shape draw:style-name="gr9" draw:text-style-name="P1" draw:layer="layout" svg:width="3.4cm" svg:height="2.5cm" svg:x="4.5cm" svg:y="8.901cm">
          <text:p text:style-name="P1">Lista de</text:p>
          <text:p text:style-name="P1">Problema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1" draw:layer="layout" svg:width="1cm" svg:height="1cm" svg:x="5.7cm" svg:y="7.2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1" draw:layer="layout" svg:width="1cm" svg:height="1cm" svg:x="5.7cm" svg:y="11.8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1" draw:layer="layout" svg:width="3.4cm" svg:height="2.5cm" svg:x="4.501cm" svg:y="13.302cm">
          <text:p text:style-name="P1">Diretrizes<text:line-break/><text:span text:style-name="T5">4 8 –</text:span><text:span text:style-name="T6"> </text:span><text:span text:style-name="T3"><text:line-break/></text:span><text:span text:style-name="T4">(gabarito)</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1" draw:layer="layout" svg:width="1.5cm" svg:height="1cm" svg:x="8.3cm" svg:y="14.0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1.5cm" svg:height="1cm" svg:x="18.3cm" svg:y="14.0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standard" draw:layer="layout" svg:width="7.279cm" svg:height="12.986cm" svg:x="10.32cm" svg:y="2.737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text:span text:style-name="T7">Diretriz</text:span></text:p>
              </table:table-cell>
              <table:table-cell>
                <text:p text:style-name="P1"><text:span text:style-name="T7">Gabarito</text:span></text:p>
              </table:table-cell>
              <table:table-cell>
                <text:p text:style-name="P1"><text:span text:style-name="T7">Inspeção</text:span></text:p>
              </table:table-cell>
            </table:table-row>
            <table:table-row table:style-name="ro2" table:default-cell-style-name="ce3">
              <table:table-cell table:style-name="ce2">
                <text:p text:style-name="P1"><text:span text:style-name="T8">D</text:span><text:span text:style-name="T9">1</text:span></text:p>
              </table:table-cell>
              <table:table-cell>
                <text:p text:style-name="P1"><text:span text:style-name="T5">–</text:span></text:p>
              </table:table-cell>
              <table:table-cell>
                <text:p text:style-name="P1"><text:span text:style-name="T5">–</text:span></text:p>
              </table:table-cell>
            </table:table-row>
            <table:table-row table:style-name="ro2" table:default-cell-style-name="ce3">
              <table:table-cell table:style-name="ce2">
                <text:p text:style-name="P1"><text:span text:style-name="T8">D</text:span><text:span text:style-name="T10">2</text:span></text:p>
              </table:table-cell>
              <table:table-cell>
                <text:p text:style-name="P1"><text:span text:style-name="T5">4</text:span></text:p>
              </table:table-cell>
              <table:table-cell>
                <text:p text:style-name="P1"><text:span text:style-name="T5">4</text:span></text:p>
              </table:table-cell>
            </table:table-row>
            <table:table-row table:style-name="ro2" table:default-cell-style-name="ce3">
              <table:table-cell table:style-name="ce2">
                <text:p text:style-name="P1"><text:span text:style-name="T8">D</text:span><text:span text:style-name="T10">3</text:span></text:p>
              </table:table-cell>
              <table:table-cell>
                <text:p text:style-name="P1"><text:span text:style-name="T5">8</text:span></text:p>
              </table:table-cell>
              <table:table-cell>
                <text:p text:style-name="P1"><text:span text:style-name="T5">4</text:span></text:p>
              </table:table-cell>
            </table:table-row>
            <table:table-row table:style-name="ro2" table:default-cell-style-name="ce3">
              <table:table-cell table:style-name="ce2">
                <text:p text:style-name="P1"><text:span text:style-name="T8">D</text:span><text:span text:style-name="T10">4</text:span></text:p>
              </table:table-cell>
              <table:table-cell>
                <text:p text:style-name="P1"><text:span text:style-name="T5">4</text:span></text:p>
              </table:table-cell>
              <table:table-cell>
                <text:p text:style-name="P1"><text:span text:style-name="T5">4</text:span></text:p>
              </table:table-cell>
            </table:table-row>
            <table:table-row table:style-name="ro2" table:default-cell-style-name="ce3">
              <table:table-cell table:style-name="ce2">
                <text:p text:style-name="P1"><text:span text:style-name="T8">D</text:span><text:span text:style-name="T10">5</text:span></text:p>
              </table:table-cell>
              <table:table-cell>
                <text:p text:style-name="P1"><text:span text:style-name="T5">–</text:span></text:p>
              </table:table-cell>
              <table:table-cell>
                <text:p text:style-name="P1"><text:span text:style-name="T5">–</text:span></text:p>
              </table:table-cell>
            </table:table-row>
            <table:table-row table:style-name="ro2" table:default-cell-style-name="ce3">
              <table:table-cell table:style-name="ce2">
                <text:p text:style-name="P1"><text:span text:style-name="T8">D</text:span><text:span text:style-name="T10">6</text:span></text:p>
              </table:table-cell>
              <table:table-cell>
                <text:p text:style-name="P1"><text:span text:style-name="T5">–</text:span></text:p>
              </table:table-cell>
              <table:table-cell>
                <text:p text:style-name="P1"><text:span text:style-name="T5">4</text:span></text:p>
              </table:table-cell>
            </table:table-row>
            <table:table-row table:style-name="ro2" table:default-cell-style-name="ce3">
              <table:table-cell table:style-name="ce2">
                <text:p text:style-name="P1"><text:span text:style-name="T8">D</text:span><text:span text:style-name="T10">7</text:span></text:p>
              </table:table-cell>
              <table:table-cell>
                <text:p text:style-name="P1"><text:span text:style-name="T5">8</text:span></text:p>
              </table:table-cell>
              <table:table-cell>
                <text:p text:style-name="P1"><text:span text:style-name="T5">8</text:span></text:p>
              </table:table-cell>
            </table:table-row>
            <table:table-row table:style-name="ro2" table:default-cell-style-name="ce3">
              <table:table-cell table:style-name="ce2">
                <text:p text:style-name="P1"><text:span text:style-name="T8">D</text:span><text:span text:style-name="T10">8</text:span></text:p>
              </table:table-cell>
              <table:table-cell>
                <text:p text:style-name="P1"><text:span text:style-name="T5">–</text:span></text:p>
              </table:table-cell>
              <table:table-cell>
                <text:p text:style-name="P1"><text:span text:style-name="T5">8</text:span></text:p>
              </table:table-cell>
            </table:table-row>
            <table:table-row table:style-name="ro2" table:default-cell-style-name="ce3">
              <table:table-cell table:style-name="ce2">
                <text:p text:style-name="P1"><text:span text:style-name="T8">D</text:span><text:span text:style-name="T10">9</text:span></text:p>
              </table:table-cell>
              <table:table-cell>
                <text:p text:style-name="P1"><text:span text:style-name="T5">4</text:span></text:p>
              </table:table-cell>
              <table:table-cell>
                <text:p text:style-name="P1"><text:span text:style-name="T5">4</text:span></text:p>
              </table:table-cell>
            </table:table-row>
            <table:table-row table:style-name="ro2" table:default-cell-style-name="ce3">
              <table:table-cell table:style-name="ce2">
                <text:p text:style-name="P1"><text:span text:style-name="T8">D</text:span><text:span text:style-name="T10">10</text:span></text:p>
              </table:table-cell>
              <table:table-cell>
                <text:p text:style-name="P1"><text:span text:style-name="T5">8</text:span></text:p>
              </table:table-cell>
              <table:table-cell>
                <text:p text:style-name="P1"><text:span text:style-name="T5">4</text:span></text:p>
              </table:table-cell>
            </table:table-row>
            <table:table-row table:style-name="ro2" table:default-cell-style-name="ce3">
              <table:table-cell table:style-name="ce2">
                <text:p text:style-name="P1"><text:span text:style-name="T8">D</text:span><text:span text:style-name="T10">11</text:span></text:p>
              </table:table-cell>
              <table:table-cell>
                <text:p text:style-name="P1"><text:span text:style-name="T5">8</text:span></text:p>
              </table:table-cell>
              <table:table-cell>
                <text:p text:style-name="P1"><text:span text:style-name="T5">8</text:span></text:p>
              </table:table-cell>
            </table:table-row>
            <table:table-row table:style-name="ro2" table:default-cell-style-name="ce3">
              <table:table-cell table:style-name="ce2">
                <text:p text:style-name="P1"><text:span text:style-name="T8">D</text:span><text:span text:style-name="T10">12</text:span></text:p>
              </table:table-cell>
              <table:table-cell>
                <text:p text:style-name="P1"><text:span text:style-name="T5">4</text:span></text:p>
              </table:table-cell>
              <table:table-cell>
                <text:p text:style-name="P1"><text:span text:style-name="T5">4</text:span></text:p>
              </table:table-cell>
            </table:table-row>
            <table:table-row table:style-name="ro2" table:default-cell-style-name="ce3">
              <table:table-cell table:style-name="ce2">
                <text:p text:style-name="P1"><text:span text:style-name="T8">D</text:span><text:span text:style-name="T10">13</text:span></text:p>
              </table:table-cell>
              <table:table-cell>
                <text:p text:style-name="P1"><text:span text:style-name="T5">8</text:span></text:p>
              </table:table-cell>
              <table:table-cell>
                <text:p text:style-name="P1"><text:span text:style-name="T5">8</text:span></text:p>
              </table:table-cell>
            </table:table-row>
            <table:table-row table:style-name="ro3" table:default-cell-style-name="ce3">
              <table:table-cell table:style-name="ce2">
                <text:p text:style-name="P1"><text:span text:style-name="T8">D</text:span><text:span text:style-name="T10">14</text:span></text:p>
              </table:table-cell>
              <table:table-cell>
                <text:p text:style-name="P1"><text:span text:style-name="T5">4</text:span></text:p>
              </table:table-cell>
              <table:table-cell>
                <text:p text:style-name="P1"><text:span text:style-name="T5">4</text:span></text:p>
              </table:table-cell>
            </table:table-row>
          </table:table>
          <draw:image xlink:href="Pictures/TablePreview1.svm" xlink:type="simple" xlink:show="embed" xlink:actuate="onLoad"/>
        </draw:frame>
      </draw:page>
      <draw:page draw:name="page2" draw:style-name="dp1" draw:master-page-name="Default">
        <draw:custom-shape draw:style-name="gr9" draw:text-style-name="P2" draw:id="id4" draw:layer="layout" svg:width="2.5cm" svg:height="3cm" svg:x="4.9cm" svg:y="11cm">
          <text:p text:style-name="P1"><text:span text:style-name="T11">Domain</text:span><text:span text:style-name="T11"><text:line-break/></text:span><text:span text:style-name="T11">Mode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2" draw:id="id6" draw:layer="layout" svg:width="2.5cm" svg:height="3cm" svg:x="4.9cm" svg:y="15.5cm">
          <text:p text:style-name="P1"><text:span text:style-name="T11">Diagram</text:span><text:span text:style-name="T11"><text:line-break/></text:span><text:span text:style-name="T11">Definition</text:span><text:span text:style-name="T11"><text:line-break/></text:span><text:span text:style-name="T11">Mode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 draw:text-style-name="P2" draw:layer="layout" svg:width="3cm" svg:height="1.5cm" svg:x="1.4cm" svg:y="11.7cm">
          <text:p text:style-name="P1"><text:span text:style-name="T11">Cre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draw:id="id5" draw:layer="layout" svg:width="2.5cm" svg:height="3cm" svg:x="10.7cm" svg:y="13.3cm">
          <text:p text:style-name="P1"><text:span text:style-name="T11">Diagram</text:span><text:span text:style-name="T11"><text:line-break/></text:span><text:span text:style-name="T11">Mapping</text:span><text:span text:style-name="T11"><text:line-break/></text:span><text:span text:style-name="T11">Mode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 draw:text-style-name="P2" draw:layer="layout" svg:width="3cm" svg:height="1.5cm" svg:x="1.4cm" svg:y="16.3cm">
          <text:p text:style-name="P1"><text:span text:style-name="T11">Cre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2" draw:layer="layout" svg:width="3cm" svg:height="1.5cm" svg:x="6cm" svg:y="14cm">
          <text:p text:style-name="P1"><text:span text:style-name="T11">Cre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13" draw:text-style-name="P1" draw:layer="layout" draw:type="lines" svg:x1="7.4cm" svg:y1="12.5cm" svg:x2="10.7cm" svg:y2="14.8cm" draw:start-shape="id4" draw:start-glue-point="7" draw:end-shape="id5" draw:end-glue-point="5" svg:d="m7400 12500h502l2297 2300h501">
          <text:p/>
        </draw:connector>
        <draw:connector draw:style-name="gr13" draw:text-style-name="P1" draw:layer="layout" draw:type="lines" svg:x1="7.4cm" svg:y1="17cm" svg:x2="10.7cm" svg:y2="14.8cm" draw:start-shape="id6" draw:start-glue-point="7" draw:end-shape="id5" draw:end-glue-point="5" svg:d="m7400 17000h502l2297-2200h501">
          <text:p/>
        </draw:connector>
        <draw:g>
          <draw:g>
            <draw:custom-shape draw:style-name="gr14" draw:text-style-name="P1" draw:id="id7" draw:layer="layout" svg:width="0.5cm" svg:height="0.745cm" svg:x="18.432cm" svg:y="13.624cm">
              <text:p/>
              <draw:enhanced-geometry svg:viewBox="0 0 21600 21600" draw:type="rectangle" draw:enhanced-path="M 0 0 L 21600 0 21600 21600 0 21600 0 0 Z N"/>
            </draw:custom-shape>
            <draw:custom-shape draw:style-name="gr14" draw:text-style-name="P1" draw:id="id8" draw:layer="layout" svg:width="0.5cm" svg:height="0.745cm" svg:x="18.432cm" svg:y="15.025cm">
              <text:p/>
              <draw:enhanced-geometry svg:viewBox="0 0 21600 21600" draw:type="rectangle" draw:enhanced-path="M 0 0 L 21600 0 21600 21600 0 21600 0 0 Z N"/>
            </draw:custom-shape>
            <draw:custom-shape draw:style-name="gr14" draw:text-style-name="P1" draw:id="id9" draw:layer="layout" svg:width="0.5cm" svg:height="0.745cm" svg:x="19.132cm" svg:y="15.026cm">
              <text:p/>
              <draw:enhanced-geometry svg:viewBox="0 0 21600 21600" draw:type="rectangle" draw:enhanced-path="M 0 0 L 21600 0 21600 21600 0 21600 0 0 Z N"/>
            </draw:custom-shape>
            <draw:custom-shape draw:style-name="gr14" draw:text-style-name="P1" draw:id="id10" draw:layer="layout" svg:width="0.5cm" svg:height="0.745cm" svg:x="17.732cm" svg:y="15.027cm">
              <text:p/>
              <draw:enhanced-geometry svg:viewBox="0 0 21600 21600" draw:type="rectangle" draw:enhanced-path="M 0 0 L 21600 0 21600 21600 0 21600 0 0 Z N"/>
            </draw:custom-shape>
            <draw:connector draw:style-name="gr3" draw:text-style-name="P1" draw:layer="layout" svg:x1="18.682cm" svg:y1="14.369cm" svg:x2="18.682cm" svg:y2="15.025cm" draw:start-shape="id7" draw:start-glue-point="2" draw:end-shape="id8" draw:end-glue-point="0" svg:d="m18682 14369v656">
              <text:p/>
            </draw:connector>
            <draw:connector draw:style-name="gr3" draw:text-style-name="P1" draw:layer="layout" svg:x1="18.682cm" svg:y1="14.369cm" svg:x2="19.382cm" svg:y2="15.026cm" draw:start-shape="id7" draw:start-glue-point="2" draw:end-shape="id9" draw:end-glue-point="0" svg:d="m18682 14369v328h700v329">
              <text:p/>
            </draw:connector>
            <draw:connector draw:style-name="gr3" draw:text-style-name="P1" draw:layer="layout" svg:x1="18.682cm" svg:y1="14.369cm" svg:x2="17.982cm" svg:y2="15.027cm" draw:start-shape="id7" draw:start-glue-point="2" draw:end-shape="id10" draw:end-glue-point="0" svg:d="m18682 14369v328h-700v330">
              <text:p/>
            </draw:connector>
          </draw:g>
          <draw:custom-shape draw:style-name="gr2" draw:text-style-name="P1" draw:layer="layout" svg:width="4cm" svg:height="2.669cm" svg:x="16.9cm" svg:y="13.4cm">
            <text:p/>
            <draw:enhanced-geometry svg:viewBox="0 0 21600 21600" draw:type="rectangle" draw:enhanced-path="M 0 0 L 21600 0 21600 21600 0 21600 0 0 Z N"/>
          </draw:custom-shape>
          <draw:custom-shape draw:style-name="gr15" draw:text-style-name="P1" draw:layer="layout" svg:width="2.669cm" svg:height="0.5cm" draw:transform="rotate (-1.57079632679579) translate (20.9cm 13.4cm)">
            <text:p/>
            <draw:enhanced-geometry svg:viewBox="0 0 21600 21600" draw:mirror-horizontal="true" draw:type="rectangle" draw:enhanced-path="M 0 0 L 21600 0 21600 21600 0 21600 0 0 Z N"/>
          </draw:custom-shape>
          <draw:custom-shape draw:style-name="gr16" draw:text-style-name="P1" draw:layer="layout" svg:width="0.583cm" svg:height="0.289cm" svg:x="20.317cm" svg:y="13.448cm">
            <text:p/>
            <draw:enhanced-geometry svg:viewBox="0 0 21600 21600" draw:type="rectangle" draw:enhanced-path="M 0 0 L 21600 0 21600 21600 0 21600 0 0 Z N"/>
          </draw:custom-shape>
          <draw:custom-shape draw:style-name="gr16" draw:text-style-name="P1" draw:layer="layout" svg:width="0.583cm" svg:height="0.289cm" svg:x="20.318cm" svg:y="13.801cm">
            <text:p/>
            <draw:enhanced-geometry svg:viewBox="0 0 21600 21600" draw:type="rectangle" draw:enhanced-path="M 0 0 L 21600 0 21600 21600 0 21600 0 0 Z N"/>
          </draw:custom-shape>
          <draw:custom-shape draw:style-name="gr16" draw:text-style-name="P1" draw:layer="layout" svg:width="0.583cm" svg:height="0.289cm" svg:x="20.319cm" svg:y="14.15cm">
            <text:p/>
            <draw:enhanced-geometry svg:viewBox="0 0 21600 21600" draw:type="rectangle" draw:enhanced-path="M 0 0 L 21600 0 21600 21600 0 21600 0 0 Z N"/>
          </draw:custom-shape>
          <draw:custom-shape draw:style-name="gr16" draw:text-style-name="P1" draw:layer="layout" svg:width="0.583cm" svg:height="0.289cm" svg:x="20.32cm" svg:y="14.499cm">
            <text:p/>
            <draw:enhanced-geometry svg:viewBox="0 0 21600 21600" draw:type="rectangle" draw:enhanced-path="M 0 0 L 21600 0 21600 21600 0 21600 0 0 Z N"/>
          </draw:custom-shape>
          <draw:custom-shape draw:style-name="gr16" draw:text-style-name="P1" draw:layer="layout" svg:width="0.583cm" svg:height="0.289cm" svg:x="20.321cm" svg:y="14.848cm">
            <text:p/>
            <draw:enhanced-geometry svg:viewBox="0 0 21600 21600" draw:type="rectangle" draw:enhanced-path="M 0 0 L 21600 0 21600 21600 0 21600 0 0 Z N"/>
          </draw:custom-shape>
          <draw:custom-shape draw:style-name="gr16" draw:text-style-name="P1" draw:layer="layout" svg:width="0.583cm" svg:height="0.872cm" svg:x="20.322cm" svg:y="15.197cm">
            <text:p/>
            <draw:enhanced-geometry svg:viewBox="0 0 21600 21600" draw:type="rectangle" draw:enhanced-path="M 0 0 L 21600 0 21600 21600 0 21600 0 0 Z N"/>
          </draw:custom-shape>
        </draw:g>
        <draw:custom-shape draw:style-name="gr12" draw:text-style-name="P2" draw:layer="layout" svg:width="3cm" svg:height="1.5cm" svg:x="13.6cm" svg:y="14cm">
          <text:p text:style-name="P1"><text:span text:style-name="T11">Gener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style-name="gr14" draw:text-style-name="P1" draw:id="id11" draw:layer="layout" svg:width="0.5cm" svg:height="0.745cm" svg:x="26.033cm" svg:y="13.625cm">
              <text:p/>
              <draw:enhanced-geometry svg:viewBox="0 0 21600 21600" draw:type="rectangle" draw:enhanced-path="M 0 0 L 21600 0 21600 21600 0 21600 0 0 Z N"/>
            </draw:custom-shape>
            <draw:custom-shape draw:style-name="gr14" draw:text-style-name="P1" draw:id="id12" draw:layer="layout" svg:width="0.5cm" svg:height="0.745cm" svg:x="26.033cm" svg:y="15.026cm">
              <text:p/>
              <draw:enhanced-geometry svg:viewBox="0 0 21600 21600" draw:type="rectangle" draw:enhanced-path="M 0 0 L 21600 0 21600 21600 0 21600 0 0 Z N"/>
            </draw:custom-shape>
            <draw:custom-shape draw:style-name="gr14" draw:text-style-name="P1" draw:id="id13" draw:layer="layout" svg:width="0.5cm" svg:height="0.745cm" svg:x="26.733cm" svg:y="15.027cm">
              <text:p/>
              <draw:enhanced-geometry svg:viewBox="0 0 21600 21600" draw:type="rectangle" draw:enhanced-path="M 0 0 L 21600 0 21600 21600 0 21600 0 0 Z N"/>
            </draw:custom-shape>
            <draw:custom-shape draw:style-name="gr14" draw:text-style-name="P1" draw:id="id14" draw:layer="layout" svg:width="0.5cm" svg:height="0.745cm" svg:x="25.333cm" svg:y="15.028cm">
              <text:p/>
              <draw:enhanced-geometry svg:viewBox="0 0 21600 21600" draw:type="rectangle" draw:enhanced-path="M 0 0 L 21600 0 21600 21600 0 21600 0 0 Z N"/>
            </draw:custom-shape>
            <draw:connector draw:style-name="gr3" draw:text-style-name="P1" draw:layer="layout" svg:x1="26.283cm" svg:y1="14.37cm" svg:x2="26.283cm" svg:y2="15.026cm" draw:start-shape="id11" draw:start-glue-point="2" draw:end-shape="id12" draw:end-glue-point="0" svg:d="m26283 14370v656">
              <text:p/>
            </draw:connector>
            <draw:connector draw:style-name="gr3" draw:text-style-name="P1" draw:layer="layout" svg:x1="26.283cm" svg:y1="14.37cm" svg:x2="26.983cm" svg:y2="15.027cm" draw:start-shape="id11" draw:start-glue-point="2" draw:end-shape="id13" draw:end-glue-point="0" svg:d="m26283 14370v328h700v329">
              <text:p/>
            </draw:connector>
            <draw:connector draw:style-name="gr3" draw:text-style-name="P1" draw:layer="layout" svg:x1="26.283cm" svg:y1="14.37cm" svg:x2="25.583cm" svg:y2="15.028cm" draw:start-shape="id11" draw:start-glue-point="2" draw:end-shape="id14" draw:end-glue-point="0" svg:d="m26283 14370v328h-700v330">
              <text:p/>
            </draw:connector>
          </draw:g>
          <draw:custom-shape draw:style-name="gr2" draw:text-style-name="P1" draw:layer="layout" svg:width="4cm" svg:height="2.669cm" svg:x="24.501cm" svg:y="13.401cm">
            <text:p/>
            <draw:enhanced-geometry svg:viewBox="0 0 21600 21600" draw:type="rectangle" draw:enhanced-path="M 0 0 L 21600 0 21600 21600 0 21600 0 0 Z N"/>
          </draw:custom-shape>
          <draw:custom-shape draw:style-name="gr15" draw:text-style-name="P1" draw:layer="layout" svg:width="2.669cm" svg:height="0.5cm" draw:transform="rotate (-1.57079632679579) translate (28.501cm 13.401cm)">
            <text:p/>
            <draw:enhanced-geometry svg:viewBox="0 0 21600 21600" draw:mirror-horizontal="true" draw:type="rectangle" draw:enhanced-path="M 0 0 L 21600 0 21600 21600 0 21600 0 0 Z N"/>
          </draw:custom-shape>
          <draw:custom-shape draw:style-name="gr16" draw:text-style-name="P1" draw:layer="layout" svg:width="0.583cm" svg:height="0.289cm" svg:x="27.918cm" svg:y="13.449cm">
            <text:p/>
            <draw:enhanced-geometry svg:viewBox="0 0 21600 21600" draw:type="rectangle" draw:enhanced-path="M 0 0 L 21600 0 21600 21600 0 21600 0 0 Z N"/>
          </draw:custom-shape>
          <draw:custom-shape draw:style-name="gr16" draw:text-style-name="P1" draw:layer="layout" svg:width="0.583cm" svg:height="0.289cm" svg:x="27.919cm" svg:y="13.802cm">
            <text:p/>
            <draw:enhanced-geometry svg:viewBox="0 0 21600 21600" draw:type="rectangle" draw:enhanced-path="M 0 0 L 21600 0 21600 21600 0 21600 0 0 Z N"/>
          </draw:custom-shape>
          <draw:custom-shape draw:style-name="gr16" draw:text-style-name="P1" draw:layer="layout" svg:width="0.583cm" svg:height="0.289cm" svg:x="27.92cm" svg:y="14.151cm">
            <text:p/>
            <draw:enhanced-geometry svg:viewBox="0 0 21600 21600" draw:type="rectangle" draw:enhanced-path="M 0 0 L 21600 0 21600 21600 0 21600 0 0 Z N"/>
          </draw:custom-shape>
          <draw:custom-shape draw:style-name="gr16" draw:text-style-name="P1" draw:layer="layout" svg:width="0.583cm" svg:height="0.289cm" svg:x="27.921cm" svg:y="14.5cm">
            <text:p/>
            <draw:enhanced-geometry svg:viewBox="0 0 21600 21600" draw:type="rectangle" draw:enhanced-path="M 0 0 L 21600 0 21600 21600 0 21600 0 0 Z N"/>
          </draw:custom-shape>
          <draw:custom-shape draw:style-name="gr16" draw:text-style-name="P1" draw:layer="layout" svg:width="0.583cm" svg:height="0.289cm" svg:x="27.922cm" svg:y="14.849cm">
            <text:p/>
            <draw:enhanced-geometry svg:viewBox="0 0 21600 21600" draw:type="rectangle" draw:enhanced-path="M 0 0 L 21600 0 21600 21600 0 21600 0 0 Z N"/>
          </draw:custom-shape>
          <draw:custom-shape draw:style-name="gr16" draw:text-style-name="P1" draw:layer="layout" svg:width="0.583cm" svg:height="0.872cm" svg:x="27.923cm" svg:y="15.198cm">
            <text:p/>
            <draw:enhanced-geometry svg:viewBox="0 0 21600 21600" draw:type="rectangle" draw:enhanced-path="M 0 0 L 21600 0 21600 21600 0 21600 0 0 Z N"/>
          </draw:custom-shape>
        </draw:g>
        <draw:custom-shape draw:style-name="gr12" draw:text-style-name="P2" draw:layer="layout" svg:width="3cm" svg:height="1.5cm" svg:x="21.201cm" svg:y="14.001cm">
          <text:p text:style-name="P1"><text:span text:style-name="T11">Customiz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text-style-name="P1" draw:layer="layout" svg:width="5.492cm" svg:height="0.807cm" svg:x="16.041cm" svg:y="12.467cm">
          <draw:text-box>
            <text:p text:style-name="P1"><text:span text:style-name="T11">Basic Editor</text:span></text:p>
          </draw:text-box>
        </draw:frame>
        <draw:frame draw:style-name="gr17" draw:text-style-name="P1" draw:layer="layout" svg:width="4.633cm" svg:height="0.807cm" svg:x="24.2cm" svg:y="12.468cm">
          <draw:text-box>
            <text:p text:style-name="P1"><text:span text:style-name="T11">Customized Editor</text:span></text:p>
          </draw:text-box>
        </draw:frame>
      </draw:page>
      <draw:page draw:name="page3" draw:style-name="dp1" draw:master-page-name="Default">
        <draw:frame draw:style-name="gr18" draw:text-style-name="P1" draw:layer="layout" svg:width="2.5cm" svg:height="2.789cm" svg:x="6.6cm" svg:y="4.011cm">
          <draw:image xlink:href="Pictures/10000000000000C0000000C01CD232AB.png" xlink:type="simple" xlink:show="embed" xlink:actuate="onLoad">
            <text:p/>
          </draw:image>
        </draw:frame>
        <draw:g>
          <draw:custom-shape draw:style-name="gr8" draw:text-style-name="P1" draw:layer="layout" svg:width="2.928cm" svg:height="2.299cm" svg:x="10cm" svg:y="7.5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1" draw:layer="layout" svg:width="2.928cm" svg:height="2.298cm" svg:x="10.088cm" svg:y="7.594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2" draw:layer="layout" svg:width="2.928cm" svg:height="2.299cm" svg:x="10.175cm" svg:y="7.701cm">
            <text:p text:style-name="P1"><text:span text:style-name="T11">Mensagem </text:span><text:span text:style-name="T11"><text:line-break/></text:span><text:span text:style-name="T11">Interativa</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frame draw:style-name="gr11" draw:text-style-name="P1" draw:layer="layout" svg:width="3.23cm" svg:height="3.449cm" svg:x="24.77cm" svg:y="3.051cm">
          <draw:image xlink:href="Pictures/10000000000000C0000000C0C7BABAEC.png" xlink:type="simple" xlink:show="embed" xlink:actuate="onLoad">
            <text:p/>
          </draw:image>
        </draw:frame>
        <draw:custom-shape draw:style-name="gr19" draw:text-style-name="P2" draw:layer="layout" svg:width="2.5cm" svg:height="2cm" svg:x="3.1cm" svg:y="7.75cm">
          <text:p text:style-name="P1"><text:span text:style-name="T11">O que?</text:span><text:span text:style-name="T11"><text:line-break/></text:span><text:span text:style-name="T11">Como?</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8" draw:text-style-name="P1" draw:layer="layout" svg:width="2.925cm" svg:height="2.299cm" svg:x="10.001cm" svg:y="7.5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1" draw:layer="layout" svg:width="2.925cm" svg:height="2.298cm" svg:x="10.089cm" svg:y="7.594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3" draw:layer="layout" svg:width="2.925cm" svg:height="2.299cm" svg:x="10.176cm" svg:y="7.701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g draw:id="id15">
              <draw:custom-shape draw:style-name="gr2" draw:text-style-name="P1" draw:layer="layout" svg:width="1.115cm" svg:height="0.517cm" svg:x="11.034cm" svg:y="8.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11.034cm" svg:y1="8.575cm" svg:x2="12.149cm" svg:y2="8.575cm">
                <text:p/>
              </draw:line>
            </draw:g>
            <draw:g draw:id="id16">
              <draw:custom-shape draw:style-name="gr2" draw:text-style-name="P1" draw:layer="layout" svg:width="0.909cm" svg:height="0.408cm" svg:x="11.137cm" svg:y="9.287cm">
                <text:p/>
                <draw:enhanced-geometry svg:viewBox="0 0 21600 21600" draw:type="rectangle" draw:enhanced-path="M 0 0 L 21600 0 21600 21600 0 21600 0 0 Z N"/>
              </draw:custom-shape>
              <draw:line draw:style-name="gr3" draw:text-style-name="P1" draw:layer="layout" svg:x1="11.137cm" svg:y1="9.476cm" svg:x2="12.047cm" svg:y2="9.476cm">
                <text:p/>
              </draw:line>
            </draw:g>
            <draw:connector draw:style-name="gr20" draw:text-style-name="P1" draw:layer="layout" svg:x1="11.591cm" svg:y1="8.919cm" svg:x2="11.592cm" svg:y2="9.287cm" draw:start-shape="id15" draw:start-glue-point="2" draw:end-shape="id16" draw:end-glue-point="0" svg:d="m11591 8919v184h1v184">
              <text:p/>
            </draw:connector>
            <draw:connector draw:style-name="gr21" draw:text-style-name="P1" draw:layer="layout" svg:x1="11.137cm" svg:y1="9.491cm" svg:x2="11.034cm" svg:y2="8.66cm" draw:start-shape="id16" draw:start-glue-point="3" draw:end-shape="id15" draw:end-glue-point="3" svg:d="m11137 9491h-605v-831h502">
              <text:p/>
            </draw:connector>
            <draw:connector draw:style-name="gr22" draw:text-style-name="P1" draw:layer="layout" svg:x1="12.047cm" svg:y1="9.491cm" svg:x2="12.149cm" svg:y2="8.66cm" draw:start-shape="id16" draw:start-glue-point="1" draw:end-shape="id15" draw:end-glue-point="1" svg:d="m12047 9491h603v-831h-501">
              <text:p/>
            </draw:connector>
            <draw:custom-shape draw:style-name="gr7" draw:text-style-name="P1" draw:id="id17" draw:layer="layout" svg:width="0.279cm" svg:height="0.26cm" svg:x="11.452cm" svg:y="7.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 draw:layer="layout" svg:x1="11.592cm" svg:y1="8.144cm" svg:x2="11.591cm" svg:y2="8.402cm" draw:start-shape="id17" draw:start-glue-point="8" draw:end-shape="id15" draw:end-glue-point="0" svg:d="m11592 8144v129h-1v129">
              <text:p/>
            </draw:connector>
          </draw:g>
        </draw:g>
        <draw:frame draw:style-name="gr18" draw:text-style-name="P1" draw:layer="layout" svg:width="3.5cm" svg:height="3cm" svg:x="23.5cm" svg:y="8cm">
          <draw:image xlink:href="Pictures/10000000000000F9000000CB2DE802E1.png" xlink:type="simple" xlink:show="embed" xlink:actuate="onLoad">
            <text:p/>
          </draw:image>
        </draw:frame>
        <draw:custom-shape draw:style-name="gr23" draw:text-style-name="P2" draw:layer="layout" svg:width="3.5cm" svg:height="2.5cm" svg:x="17.4cm" svg:y="7.5cm">
          <text:p text:style-name="P1"><text:span text:style-name="T11">Código</text:span><text:span text:style-name="T11"><text:line-break/></text:span><text:span text:style-name="T11">da</text:span><text:span text:style-name="T11"><text:line-break/></text:span><text:span text:style-name="T11">Interface</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4" draw:text-style-name="P2" draw:layer="layout" svg:width="3.5cm" svg:height="1.5cm" svg:x="6.1cm" svg:y="8cm">
          <text:p text:style-name="P1"><text:span text:style-name="T11"><text:s/></text:span><text:span text:style-name="T11">Especificação</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5" draw:layer="layout" svg:width="3.5cm" svg:height="1.5cm" svg:x="13.702cm" svg:y="8cm">
          <text:p text:style-name="P4"><text:span text:style-name="T12">Tradução</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1" draw:layer="layout" svg:width="3cm" svg:height="3cm" svg:x="13.952cm" svg:y="3.8cm">
          <draw:image xlink:href="Pictures/100000000000009C000000AEB239AD20.png" xlink:type="simple" xlink:show="embed" xlink:actuate="onLoad">
            <text:p/>
          </draw:image>
        </draw:frame>
      </draw:page>
      <draw:page draw:name="page4" draw:style-name="dp1" draw:master-page-name="Default">
        <draw:custom-shape draw:style-name="gr25" draw:text-style-name="P3" draw:id="id21" draw:layer="layout" svg:width="4.1cm" svg:height="2cm" svg:x="12.3cm" svg:y="11.9cm">
          <text:p text:style-name="P1"><text:span text:style-name="T13">Heurísticas</text:span></text:p>
          <text:p text:style-name="P1"><text:span text:style-name="T8">Nielsen (1994)</text:span></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25" draw:text-style-name="P3" draw:id="id22" draw:layer="layout" svg:width="4.1cm" svg:height="2cm" svg:x="18.8cm" svg:y="11.9cm">
          <text:p text:style-name="P1"><text:span text:style-name="T13">Regras</text:span></text:p>
          <text:p text:style-name="P1"><text:span text:style-name="T13">de Ouro</text:span></text:p>
          <text:p text:style-name="P1"><text:span text:style-name="T8">Shneiderman (1997)</text:span></text:p>
          <draw:enhanced-geometry svg:viewBox="0 0 21600 21600" draw:glue-points="10800 0 0 10800 10800 21600 21600 10800" draw:type="flowchart-process" draw:enhanced-path="M 0 0 L 21600 0 21600 21600 0 21600 0 0 Z N"/>
        </draw:custom-shape>
        <draw:custom-shape draw:style-name="gr23" draw:text-style-name="P1" draw:layer="layout" svg:width="3.5cm" svg:height="3cm" svg:x="2.6cm" svg:y="2.5cm">
          <text:p text:style-name="P1"><text:span text:style-name="T13">Modelos</text:span><text:span text:style-name="T13"><text:line-break/></text:span><text:span text:style-name="T13">AlaDIM</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4" draw:text-style-name="P5" draw:id="id18" draw:layer="layout" svg:width="3.5cm" svg:height="1.5cm" svg:x="7.1cm" svg:y="3.25cm">
          <text:p text:style-name="P1"><text:span text:style-name="T12">Inspeção</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3" draw:id="id23" draw:layer="layout" svg:width="3cm" svg:height="2.75cm" svg:x="11.6cm" svg:y="2.75cm">
          <text:p text:style-name="P1"><text:span text:style-name="T13">Lista de</text:span></text:p>
          <text:p text:style-name="P1"><text:span text:style-name="T13">Problema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1" draw:id="id19" draw:layer="layout" svg:width="3.4cm" svg:height="2.5cm" svg:x="7.15cm" svg:y="7cm">
          <text:p text:style-name="P1">Diretrizes<text:line-break/><text:span text:style-name="T5">4 8 –</text:span><text:span text:style-name="T6"> </text:span><text:span text:style-name="T3"><text:line-break/></text:span><text:span text:style-name="T4">(checklist)</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26" draw:text-style-name="P2" draw:layer="layout" svg:x1="8.85cm" svg:y1="4.75cm" svg:x2="8.85cm" svg:y2="7cm" draw:start-shape="id18" draw:start-glue-point="2" draw:end-shape="id19" draw:end-glue-point="4" svg:d="m8850 4750v2250">
          <text:p text:style-name="P1"><text:span text:style-name="T11">Usando</text:span></text:p>
        </draw:connector>
        <draw:custom-shape draw:style-name="gr27" draw:text-style-name="P3" draw:id="id20" draw:layer="layout" svg:width="3cm" svg:height="2cm" svg:x="15.9cm" svg:y="7.25cm">
          <text:p text:style-name="P1"><text:span text:style-name="T13">Categoria</text:span><text:span text:style-name="T13"><text:line-break/></text:span><text:span text:style-name="T13">de </text:span><text:span text:style-name="T13"><text:line-break/></text:span><text:span text:style-name="T13">Problemas</text:span></text:p>
          <draw:enhanced-geometry svg:viewBox="0 0 21600 21600" draw:type="rectangle" draw:enhanced-path="M 0 0 L 21600 0 21600 21600 0 21600 0 0 Z N"/>
        </draw:custom-shape>
        <draw:connector draw:style-name="gr28" draw:text-style-name="P1" draw:layer="layout" svg:x1="17.4cm" svg:y1="9.25cm" svg:x2="14.35cm" svg:y2="11.9cm" draw:start-shape="id20" draw:start-glue-point="2" draw:end-shape="id21" draw:end-glue-point="4" svg:d="m17400 9250v1325h-3050v1325">
          <text:p/>
        </draw:connector>
        <draw:connector draw:style-name="gr28" draw:text-style-name="P1" draw:layer="layout" svg:x1="17.4cm" svg:y1="9.25cm" svg:x2="20.85cm" svg:y2="11.9cm" draw:start-shape="id20" draw:start-glue-point="2" draw:end-shape="id22" svg:d="m17400 9250v1325h3450v1325">
          <text:p/>
        </draw:connector>
        <draw:frame draw:style-name="gr17" draw:text-style-name="P1" draw:layer="layout" svg:width="4cm" svg:height="1.361cm" svg:x="15.445cm" svg:y="9.785cm">
          <draw:text-box>
            <text:p text:style-name="P1"><text:span text:style-name="T11">Fundamentada</text:span><text:span text:style-name="T11"><text:line-break/></text:span><text:span text:style-name="T11">em</text:span></text:p>
          </draw:text-box>
        </draw:frame>
        <draw:connector draw:style-name="gr29" draw:text-style-name="P1" draw:layer="layout" svg:x1="14.6cm" svg:y1="4.125cm" svg:x2="17.4cm" svg:y2="7.25cm" draw:start-shape="id23" draw:start-glue-point="7" draw:end-shape="id20" draw:end-glue-point="0" svg:d="m14600 4125h2800v3125">
          <text:p text:style-name="P1"><text:span text:style-name="T11">Pertence</text:span></text:p>
        </draw:connector>
        <draw:connector draw:style-name="gr26" draw:text-style-name="P1" draw:layer="layout" svg:x1="15.9cm" svg:y1="8.25cm" svg:x2="10.55cm" svg:y2="8.25cm" draw:start-shape="id20" draw:start-glue-point="3" draw:end-shape="id19" draw:end-glue-point="7" svg:d="m15900 8250h-5350">
          <text:p text:style-name="P1"><text:span text:style-name="T11">Endereçada</text:span><text:span text:style-name="T11"><text:line-break/></text:span><text:span text:style-name="T11">por</text:span></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Linear_20_blue_2f_white" draw:display-name="Linear blue/white" draw:style="linear" draw:start-color="#000080" draw:end-color="#ffffff" draw:start-intensity="100%" draw:end-intensity="100%" draw:angle="450" draw:border="0%"/>
    <draw:marker draw:name="Arrow" svg:viewBox="0 0 20 30" svg:d="m10 0-10 30h20z"/>
    <draw:marker draw:name="Arrowheads_20_1" draw:display-name="Arrowheads 1"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Macilon Costa Neto</meta:initial-creator>
    <meta:creation-date>2013-04-23T09:47:42</meta:creation-date>
    <dc:date>2013-05-06T22:06:45</dc:date>
    <dc:creator>Macilon Costa Neto</dc:creator>
    <meta:editing-duration>PT11H39M31S</meta:editing-duration>
    <meta:editing-cycles>21</meta:editing-cycles>
    <meta:generator>BrOffice.org/3.2$Unix OpenOffice.org_project/320m12$Build-9483</meta:generator>
    <meta:document-statistic meta:object-count="116"/>
  </office:meta>
</office:document-meta>
</file>